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923cm" style:rel-column-width="15122*"/>
    </style:style>
    <style:style style:name="Table1.B" style:family="table-column">
      <style:table-column-properties style:column-width="13.077cm" style:rel-column-width="5041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72cm" fo:margin-left="1.284cm" fo:margin-right="-0.004cm" table:align="margins"/>
    </style:style>
    <style:style style:name="Table3.A" style:family="table-column">
      <style:table-column-properties style:column-width="7.876cm" style:rel-column-width="32833*"/>
    </style:style>
    <style:style style:name="Table3.B" style:family="table-column">
      <style:table-column-properties style:column-width="7.844cm" style:rel-column-width="32702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use-window-font-color="true"/>
    </style:style>
    <style:style style:name="P7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8" style:family="paragraph" style:parent-style-name="Text_20_body">
      <style:paragraph-properties fo:margin-left="1.251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 style:list-style-name="L5">
      <style:paragraph-properties fo:text-align="justify" style:justify-single-word="false"/>
    </style:style>
    <style:style style:name="P16" style:family="paragraph" style:parent-style-name="Text_20_body" style:list-style-name="L6">
      <style:paragraph-properties fo:text-align="justify" style:justify-single-word="false"/>
    </style:style>
    <style:style style:name="P17" style:family="paragraph" style:parent-style-name="Text_20_body" style:list-style-name="L7">
      <style:paragraph-properties fo:text-align="justify" style:justify-single-word="false"/>
    </style:style>
    <style:style style:name="P18" style:family="paragraph" style:parent-style-name="Text_20_body" style:list-style-name="L5">
      <style:paragraph-properties fo:text-align="start" style:justify-single-word="false"/>
    </style:style>
    <style:style style:name="P19" style:family="paragraph" style:parent-style-name="Text_20_body" style:list-style-name="L6">
      <style:paragraph-properties fo:text-align="start" style:justify-single-word="false"/>
    </style:style>
    <style:style style:name="P20" style:family="paragraph" style:parent-style-name="Text_20_body" style:list-style-name="L6">
      <style:paragraph-properties fo:text-align="start" style:justify-single-word="false"/>
      <style:text-properties style:text-underline-style="none"/>
    </style:style>
    <style:style style:name="P21" style:family="paragraph" style:parent-style-name="Text_20_body" style:list-style-name="L7">
      <style:text-properties style:text-underline-style="none"/>
    </style:style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10">
      <style:paragraph-properties fo:text-align="start" style:justify-single-word="false"/>
      <style:text-properties fo:font-size="12pt" style:font-size-asian="12pt" style:font-size-complex="12pt"/>
    </style:style>
    <style:style style:name="P26" style:family="paragraph" style:parent-style-name="Text_20_body" style:list-style-name="L12">
      <style:paragraph-properties fo:text-align="start" style:justify-single-word="false"/>
      <style:text-properties fo:font-size="12pt" style:font-size-asian="12pt" style:font-size-complex="12pt"/>
    </style:style>
    <style:style style:name="P27" style:family="paragraph" style:parent-style-name="Text_20_body" style:list-style-name="L11">
      <style:text-properties fo:font-size="12pt" style:font-size-asian="12pt" style:font-size-complex="12pt"/>
    </style:style>
    <style:style style:name="P28" style:family="paragraph" style:parent-style-name="Text_20_body" style:list-style-name="L10">
      <style:paragraph-properties fo:text-align="start" style:justify-single-word="false"/>
      <style:text-properties fo:font-size="12pt" style:font-size-asian="10.5pt" style:font-size-complex="12pt"/>
    </style:style>
    <style:style style:name="P29" style:family="paragraph" style:parent-style-name="Text_20_body" style:list-style-name="L12">
      <style:paragraph-properties fo:text-align="start" style:justify-single-word="false"/>
      <style:text-properties fo:font-size="12pt" style:font-size-asian="10.5pt" style:font-size-complex="12pt"/>
    </style:style>
    <style:style style:name="P30" style:family="paragraph" style:parent-style-name="Text_20_body" style:list-style-name="L11"/>
    <style:style style:name="P31" style:family="paragraph" style:parent-style-name="Text_20_body" style:list-style-name="L4">
      <style:paragraph-properties fo:margin-left="1.905cm" fo:margin-right="0cm" fo:text-indent="0cm" style:auto-text-indent="false"/>
    </style:style>
    <style:style style:name="P32" style:family="paragraph" style:parent-style-name="Text_20_body" style:list-style-name="L4">
      <style:paragraph-properties fo:margin-left="1.905cm" fo:margin-right="0cm" fo:text-indent="0cm" style:auto-text-indent="false">
        <style:tab-stops/>
      </style:paragraph-properties>
    </style:style>
    <style:style style:name="P33" style:family="paragraph" style:parent-style-name="Text_20_body" style:list-style-name="L4">
      <style:paragraph-properties fo:margin-left="2.54cm" fo:margin-right="0cm" fo:text-indent="0cm" style:auto-text-indent="false"/>
    </style:style>
    <style:style style:name="P34" style:family="paragraph" style:parent-style-name="Text_20_body" style:list-style-name="L4">
      <style:paragraph-properties fo:margin-left="1.905cm" fo:margin-right="0cm" fo:text-indent="0.062cm" style:auto-text-indent="false"/>
    </style:style>
    <style:style style:name="P35" style:family="paragraph" style:parent-style-name="Text_20_body" style:list-style-name="L4">
      <style:paragraph-properties fo:margin-left="3.175cm" fo:margin-right="0cm" fo:text-indent="-1.242cm" style:auto-text-indent="false">
        <style:tab-stops/>
      </style:paragraph-properties>
    </style:style>
    <style:style style:name="P36" style:family="paragraph" style:parent-style-name="Text_20_body" style:list-style-name="L4">
      <style:paragraph-properties fo:margin-left="3.237cm" fo:margin-right="0cm" fo:text-indent="-1.058cm" style:auto-text-indent="false">
        <style:tab-stops/>
      </style:paragraph-properties>
    </style:style>
    <style:style style:name="P37" style:family="paragraph" style:parent-style-name="Text_20_body" style:list-style-name="L4">
      <style:paragraph-properties fo:margin-left="3.216cm" fo:margin-right="0cm" fo:text-indent="-1.099cm" style:auto-text-indent="false">
        <style:tab-stops/>
      </style:paragraph-properties>
    </style:style>
    <style:style style:name="P38" style:family="paragraph" style:parent-style-name="Text_20_body" style:list-style-name="L4">
      <style:paragraph-properties fo:margin-left="1.905cm" fo:margin-right="0cm" fo:text-indent="0.224cm" style:auto-text-indent="false"/>
    </style:style>
    <style:style style:name="P39" style:family="paragraph" style:parent-style-name="Text_20_body" style:list-style-name="L4">
      <style:paragraph-properties fo:margin-left="1.905cm" fo:margin-right="0cm" fo:text-indent="0.367cm" style:auto-text-indent="false">
        <style:tab-stops/>
      </style:paragraph-properties>
    </style:style>
    <style:style style:name="P40" style:family="paragraph" style:parent-style-name="Text_20_body" style:list-style-name="L4">
      <style:paragraph-properties fo:margin-left="3.237cm" fo:margin-right="0cm" fo:text-indent="-0.977cm" style:auto-text-indent="false">
        <style:tab-stops/>
      </style:paragraph-properties>
    </style:style>
    <style:style style:name="P41" style:family="paragraph" style:parent-style-name="Text_20_body" style:list-style-name="L5">
      <style:paragraph-properties fo:margin-left="1.251cm" fo:margin-right="0cm" fo:text-align="justify" style:justify-single-word="false" fo:text-indent="-0.635cm" style:auto-text-indent="false"/>
    </style:style>
    <style:style style:name="P42" style:family="paragraph" style:parent-style-name="Text_20_body" style:list-style-name="L5">
      <style:paragraph-properties fo:margin-left="1.251cm" fo:margin-right="0cm" fo:text-align="start" style:justify-single-word="false" fo:text-indent="-0.635cm" style:auto-text-indent="false"/>
    </style:style>
    <style:style style:name="P43" style:family="paragraph" style:parent-style-name="Standard" style:list-style-name="L6"/>
    <style:style style:name="P44" style:family="paragraph" style:parent-style-name="Title" style:master-page-name="Standard">
      <style:paragraph-properties style:page-number="auto"/>
    </style:style>
    <style:style style:name="P45" style:family="paragraph" style:parent-style-name="Heading_20_1">
      <style:paragraph-properties fo:text-align="start" style:justify-single-word="false"/>
      <style:text-properties fo:font-size="14pt" style:font-size-asian="14pt" style:font-size-complex="14pt"/>
    </style:style>
    <style:style style:name="P46" style:family="paragraph" style:parent-style-name="Heading_20_2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47" style:family="paragraph" style:parent-style-name="Table_20_Contents" style:list-style-name="L1"/>
    <style:style style:name="T1" style:family="text">
      <style:text-properties style:use-window-font-color="true"/>
    </style:style>
    <style:style style:name="T2" style:family="text">
      <style:text-properties fo:background-color="transparen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text:style-name="Numbering_20_Symbols" style:num-prefix=" 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text:style-name="Numbering_20_Symbols" style:num-prefix=" 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Загрузчик для платформы <text:span text:style-name="Заголовок_20_1_20_Знак">SG-17R/S</text:span></text:p>
      <text:p text:style-name="Standard"><text:span text:style-name="Заголовок_20_1_20_Знак"/></text:p>
      <text:p text:style-name="P3">Руководство программиста</text:p>
      <text:p text:style-name="P2"><text:line-break/>Версия 1.<text:span text:style-name="T4">3</text:span></text:p>
      <text:p text:style-name="P2"/>
      <text:p text:style-name="P2"/>
      <text:p text:style-name="P2"/>
      <text:p text:style-name="P2"/>
      <text:h text:style-name="P45" text:outline-level="1">Структура проекта загрузчика</text:h>
      <text:p text:style-name="Text_20_body">Рабочее название проекта загрузчика: «adm-my». Ниже представлена таблица, описывающая структуру исходного кода проекта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/bin</text:p>
          </table:table-cell>
          <table:table-cell table:style-name="Table1.B1" office:value-type="string">
            <text:p text:style-name="Table_20_Contents">Папка, в которую после успешной компиляции «<text:span text:style-name="T5">складываются»</text:span> двоичные файлы загрузчика:</text:p>
            <text:list xml:id="list35578264" text:style-name="L1">
              <text:list-item>
                <text:p text:style-name="P47">nandloader.img - предназначен для записи на nand-flash,</text:p>
              </text:list-item>
              <text:list-item>
                <text:p text:style-name="P47">nandloader_ram.img — для запуска из <text:span text:style-name="T5">оперативной памяти </text:span><text:span text:style-name="T4">(RAM)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/build</text:p>
          </table:table-cell>
          <table:table-cell table:style-name="Table1.B2" office:value-type="string">
            <text:p text:style-name="Table_20_Contents">Объектные файлы в ходе компиляции помещаются в эту папку.</text:p>
          </table:table-cell>
        </table:table-row>
        <table:table-row>
          <table:table-cell table:style-name="Table1.A2" office:value-type="string">
            <text:p text:style-name="Table_20_Contents">/include</text:p>
          </table:table-cell>
          <table:table-cell table:style-name="Table1.B2" office:value-type="string">
            <text:p text:style-name="Table_20_Contents">Папка, содержащая все необходимые заголовочные файлы языка C.</text:p>
          </table:table-cell>
        </table:table-row>
        <table:table-row>
          <table:table-cell table:style-name="Table1.A2" office:value-type="string">
            <text:p text:style-name="Table_20_Contents">/lib</text:p>
          </table:table-cell>
          <table:table-cell table:style-name="Table1.B2" office:value-type="string">
            <text:p text:style-name="Table_20_Contents">В этой папке лежат библиотеки, необходимые для сборки проекта.</text:p>
          </table:table-cell>
        </table:table-row>
        <table:table-row>
          <table:table-cell table:style-name="Table1.A2" office:value-type="string">
            <text:p text:style-name="Table_20_Contents">/nbproject</text:p>
          </table:table-cell>
          <table:table-cell table:style-name="Table1.B2" office:value-type="string">
            <text:p text:style-name="Table_20_Contents">Папка, созданная автоматически средой разработки netbeans 6.9.1</text:p>
          </table:table-cell>
        </table:table-row>
        <table:table-row>
          <table:table-cell table:style-name="Table1.A2" office:value-type="string">
            <text:p text:style-name="Table_20_Contents">/src</text:p>
          </table:table-cell>
          <table:table-cell table:style-name="Table1.B2" office:value-type="string">
            <text:p text:style-name="Table_20_Contents">Исходники проекта содержатся в этой папке.</text:p>
          </table:table-cell>
        </table:table-row>
        <table:table-row>
          <table:table-cell table:style-name="Table1.A2" office:value-type="string">
            <text:p text:style-name="Table_20_Contents">Makefile-adm-my.mk</text:p>
          </table:table-cell>
          <table:table-cell table:style-name="Table1.B2" office:value-type="string">
            <text:p text:style-name="Table_20_Contents">Файл, созданный автоматически средой разработки netbeans 6.9.1</text:p>
          </table:table-cell>
        </table:table-row>
        <table:table-row>
          <table:table-cell table:style-name="Table1.A2" office:value-type="string">
            <text:p text:style-name="Table_20_Contents">README</text:p>
          </table:table-cell>
          <table:table-cell table:style-name="Table1.B2" office:value-type="string">
            <text:p text:style-name="Table_20_Contents">Файл, содержащий пояснения по проекту.</text:p>
          </table:table-cell>
        </table:table-row>
        <table:table-row>
          <table:table-cell table:style-name="Table1.A2" office:value-type="string">
            <text:p text:style-name="Table_20_Contents">changelog</text:p>
          </table:table-cell>
          <table:table-cell table:style-name="Table1.B2" office:value-type="string">
            <text:p text:style-name="Table_20_Contents">История изменений проекта содержится в этом файле.</text:p>
          </table:table-cell>
        </table:table-row>
        <table:table-row>
          <table:table-cell table:style-name="Table1.A2" office:value-type="string">
            <text:p text:style-name="Table_20_Contents">makefile</text:p>
          </table:table-cell>
          <table:table-cell table:style-name="Table1.B2" office:value-type="string">
            <text:p text:style-name="Table_20_Contents">Описывает, каким образом нужно компилировать и компоновать про­грамму. Перед сборкой проекта следует отредактировать параметр CROSS_TOOLS так, чтобы он указывал на расположение бинарников кросскомпилятора конкретной машины. </text:p>
          </table:table-cell>
        </table:table-row>
      </table:table>
      <text:p text:style-name="Text_20_body"/>
      <text:h text:style-name="P45" text:outline-level="1">Описание среды разработки</text:h>
      <text:p text:style-name="P6">Сборка производилась в программной среде Linux 2.6.32-21-generic #32-Ubuntu.</text:p>
      <text:p text:style-name="P4">Для сборки проекта требуется кросс-компилятор, бинарники которого располагаются по ад­ресу:</text:p>
      <text:p text:style-name="Text_20_body"><text:a xlink:type="simple" xlink:href="http://sources-redhat.mirrors.airband.net/ecos/gnutools/i386linux/ecoscentric-gnutools-mipsisa32-elf-1.4-2.i386linux.tar.bz2">http://sources-redhat.mirrors.airband.net/ecos/gnutools/i386linux/ecoscentric-gnutools-mipsisa32-elf-1.4-2.i386linux.tar.bz2</text:a></text:p>
      <text:p text:style-name="Text_20_body">В этом источнике содержатся бинарники кросс-компилятора, не требующие процедуры инсталляции.</text:p>
      <text:p text:style-name="Text_20_body">Альтернативный кросс-компилятор: </text:p>
      <text:p text:style-name="Text_20_body"><text:soft-page-break/><text:a xlink:type="simple" xlink:href="ftp://ftp.sunet.se/pub/Linux/distributions/eldk/4.0/mips-linux-x86/iso/mips-2006-01-17.iso">ftp://ftp.sunet.se/pub/Linux/distributions/eldk/4.0/mips-linux-x86/iso/mips-2006-01-17.iso</text:a></text:p>
      <text:p text:style-name="P4">Образ содержит инсталлятор, перед запуском которого НЕОБХОДИМО прочитать инструк­цию по установке, которая так же содержится в этом образе. </text:p>
      <text:p text:style-name="P4">Также, для удобства разработки использовалась среда Netbeans 6.9.1, которая может быть свободно получена с сайта разработчика, <text:span text:style-name="T1">по адресу: http://netbeans.org</text:span></text:p>
      <text:p text:style-name="P5">Не допускается использование более ранних версий Netbeans.</text:p>
      <text:h text:style-name="P45" text:outline-level="1">Описание процедуры компиляции</text:h>
      <text:p text:style-name="P4">После установки кросс-компилятора, следует отредактировать makefile следующим образом:</text:p>
      <text:list xml:id="list35594772" text:style-name="L2">
        <text:list-item>
          <text:p text:style-name="P11">найти переменную CROSS_TOOLS, и изменить её таким образом, чтобы она указыва­ла в папку, содержащую бинарники кросс-компилятора и содержала часть названия, предшествующую имени инструмента сборки. Например:</text:p>
        </text:list-item>
      </text:list>
      <text:p text:style-name="P8">CROSS_TOOLS = /work/mipsisa32-elf-old/bin/mipsisa32-elf</text:p>
      <text:list xml:id="list35573693" text:style-name="L3">
        <text:list-item>
          <text:p text:style-name="P12">из корневой папки проекта следует выполнить команду make. Перед этой командой <text:s/>обязательно выполнить очистку папок с собранными ранее объектами и бинарниками, при помощи команды make clean.</text:p>
        </text:list-item>
      </text:list>
      <text:p text:style-name="Text_20_body">После успешной сборки проекта, бинарники загрузчика будут лежать в папке bin.</text:p>
      <text:h text:style-name="P45" text:outline-level="1">Пользовательский и<text:bookmark-start text:name="__DdeLink__124_895054571"/>нте<text:bookmark-end text:name="__DdeLink__124_895054571"/>рфейс загрузчика </text:h>
      <text:p text:style-name="P4">После успешной прошивки устройства, взаимодействие с загрузчиком осуществляется через консольный порт RS-232 платформы SG-17R/S с параметрами: скорость 115200 бит/сек и протокол 8-N-1. </text:p>
      <text:p text:style-name="P4">При запуске загрузчик выдаёт информацию об обнаруженном оборудовании, а так же номер версии и дату сборки. Для получения доступа к меню загрузчика следует успеть нажать лю­бую клавишу в течение 3-х секунд. В противном случае, начнётся загрузка прошивки. </text:p>
      <text:p text:style-name="P4">Из меню доступны следующие пункты:</text:p>
      <text:list xml:id="list35582887" text:style-name="L4">
        <text:list-item>
          <text:p text:style-name="P13"><text:bookmark-start text:name="__DdeLink__138_895054571"/>Xmodem download <text:bookmark-end text:name="__DdeLink__138_895054571"/>— позволяет загрузить прошивку с операционной системой плат­формы, или обновить загрузчик посредством протокола Xmodem через консольный порт RS-232. <text:bookmark-start text:name="__DdeLink__260_216130526"/>Описание пунктов подменю:<text:bookmark-end text:name="__DdeLink__260_216130526"/></text:p>
          <text:list>
            <text:list-item>
              <text:p text:style-name="P31"><text:bookmark-start text:name="__DdeLink__262_216130526"/>Update bootloader — обновить загрузчик.</text:p>
            </text:list-item>
            <text:list-item>
              <text:p text:style-name="P31">Update system — обновить linux.<text:bookmark-end text:name="__DdeLink__262_216130526"/></text:p>
            </text:list-item>
            <text:list-item>
              <text:p text:style-name="P31"><text:bookmark-start text:name="__DdeLink__269_216130526"/>Exit — вернуться в прердыдущее меню.<text:bookmark-end text:name="__DdeLink__269_216130526"/></text:p>
            </text:list-item>
          </text:list>
        </text:list-item>
        <text:list-item>
          <text:p text:style-name="P13">TFTP download — позволяет загрузить прошивку с операционной системой платфор­мы, или обновить загрузчик посредством протокола TFTP через порт Ethernet. Описа­ние пунктов подменю:</text:p>
          <text:list>
            <text:list-item>
              <text:p text:style-name="P32">Update bootloader — обновить загрузчик.</text:p>
            </text:list-item>
            <text:list-item>
              <text:p text:style-name="P32">Update system — обновить <text:bookmark-start text:name="__DdeLink__265_216130526"/>linux<text:bookmark-end text:name="__DdeLink__265_216130526"/>.</text:p>
            </text:list-item>
            <text:list-item>
              <text:p text:style-name="P32"><text:bookmark-start text:name="__DdeLink__306_216130526"/>Update all<text:bookmark-end text:name="__DdeLink__306_216130526"/> — последовательно обновить загрузчик и linux.</text:p>
            </text:list-item>
            <text:list-item>
              <text:p text:style-name="P32">Set parameters — установить такие параметры как:</text:p>
              <text:list>
                <text:list-item>
                  <text:p text:style-name="P33">Server IP — <text:bookmark-start text:name="__DdeLink__267_216130526"/>IP-<text:bookmark-end text:name="__DdeLink__267_216130526"/>адрес машины, на которой запущен TFTP-сервер.</text:p>
                </text:list-item>
                <text:list-item>
                  <text:p text:style-name="P33"><text:soft-page-break/>Gateway IP — IP-адрес шлюза, если он требуется.</text:p>
                </text:list-item>
                <text:list-item>
                  <text:p text:style-name="P33">Remote bootloader name — имя файла загрузчика.</text:p>
                </text:list-item>
                <text:list-item>
                  <text:p text:style-name="P33">Remote linux name — имя прошивки linux.</text:p>
                </text:list-item>
              </text:list>
            </text:list-item>
            <text:list-item>
              <text:p text:style-name="P31">Exit — вернуться в прердыдущее меню.</text:p>
            </text:list-item>
          </text:list>
        </text:list-item>
        <text:list-item>
          <text:p text:style-name="P13">Print boot params — выводит параметры загрузки, такие как:</text:p>
          <text:list>
            <text:list-item>
              <text:p text:style-name="P34">Mac address — базовый MAC-адрес роутера</text:p>
            </text:list-item>
            <text:list-item>
              <text:p text:style-name="P35">Number of Mac addresses — количество MAC-адресов, генерируемых из ба­зового.</text:p>
            </text:list-item>
            <text:list-item>
              <text:p text:style-name="P31">IP address of this board — IP-адрес, назначенный роутеру.</text:p>
            </text:list-item>
          </text:list>
        </text:list-item>
        <text:list-item>
          <text:p text:style-name="P13">Set boot params — позволяет изменить параметры загрузки:</text:p>
          <text:list>
            <text:list-item>
              <text:p text:style-name="P36">Mac address — базовый MAC-адрес роутера</text:p>
            </text:list-item>
            <text:list-item>
              <text:p text:style-name="P37">Number of Mac addresses — количество MAC-адресов, генерируемых из ба­зового.</text:p>
            </text:list-item>
            <text:list-item>
              <text:p text:style-name="P38"><text:s/>IP address of this board — IP-адрес, назначенный роутеру.</text:p>
            </text:list-item>
          </text:list>
        </text:list-item>
        <text:list-item>
          <text:p text:style-name="P13">Flash operations — набор функций для работы с флешкой.</text:p>
          <text:list>
            <text:list-item>
              <text:p text:style-name="P39">Print existent bad blocks — выводит список обнаруженных бедблоков</text:p>
            </text:list-item>
            <text:list-item>
              <text:p text:style-name="P40">Erase flash — стирает всю флешку, исключая область с параметрами загрузки. После выполнения этой операции следует обязательно прошить загрузчик, иначе устройство не запустится после сброса.</text:p>
            </text:list-item>
            <text:list-item>
              <text:p text:style-name="P40">Erase flash and scan for bad blocks — аналогично предыдущему пункту, но после форматирования флешки производит проверку на бедблоки. Поскольку любая опе­рация записи автоматически проверяется на валидность, этот пункт по сути нужен лишь для того, чтобы удостовериться в отсутствии плохих секторов на флешке.</text:p>
            </text:list-item>
            <text:list-item>
              <text:p text:style-name="P40">Create bad blocks — опция, предназначенная исключительно для отладки, поме­чает несколько блоков как плохие. Пометки удаляются форматированием.</text:p>
            </text:list-item>
            <text:list-item>
              <text:p text:style-name="P40">Reset — перезапуск платы с последующей загрузкой прошивки.</text:p>
            </text:list-item>
            <text:list-item>
              <text:p text:style-name="P40">Exit — возврат на предыдущий уровень меню</text:p>
            </text:list-item>
          </text:list>
        </text:list-item>
      </text:list>
      <text:h text:style-name="P45" text:outline-level="1">Порядок прошивки</text:h>
      <text:p text:style-name="P9"><text:span text:style-name="T3">Для процедуры прошивки устройства, </text:span>НЕ ИМЕЮЩЕГО РАБОТОСПОСОБНОГО ЗАГРУЗ­ЧИКА, потребуется следующее оборудование и программы:</text:p>
      <text:list xml:id="list35574442" text:style-name="L5">
        <text:list-item>
          <text:p text:style-name="P41">Компьютер с последовательным (RS-232) и параллельным портами.</text:p>
        </text:list-item>
        <text:list-item>
          <text:p text:style-name="P41">JTAG-программатор, совместимый с Wiggler. </text:p>
        </text:list-item>
        <text:list-item>
          <text:p text:style-name="P41">Программа OCD Commander, установленная на компьютере.</text:p>
        </text:list-item>
        <text:list-item>
          <text:p text:style-name="P42">bin2mot.exe — конвертер бинарного файла (.bin) в формат .s19 (либо заранее получен­ная версия загрузчика для RAM в формате .s19).</text:p>
        </text:list-item>
        <text:list-item>
          <text:p text:style-name="P41">Бинарник загрузчика в вариантах для RAM и nand-flash.</text:p>
        </text:list-item>
        <text:list-item>
          <text:p text:style-name="P41"><text:soft-page-break/>adm5120b.mac — скрипт инициализации роутера для OCD Commander.</text:p>
        </text:list-item>
        <text:list-item>
          <text:p text:style-name="P42">Роутер SG-17R/S, подключённый к компьютеру через отладочный (JTAG) и консоль­ный (RS-232) порты.</text:p>
        </text:list-item>
      </text:list>
      <text:p text:style-name="P10">Для процедуры прошивки устройства, имеющего работоспособный загрузчик, потребуется следующее оборудование и программы:</text:p>
      <text:list xml:id="list35715478" text:continue-numbering="true" text:style-name="L5">
        <text:list-item>
          <text:p text:style-name="P41">Компьютер с последовательным (RS-232) портом.</text:p>
        </text:list-item>
        <text:list-item>
          <text:p text:style-name="P15">Бинарник загрузчика в варианте для nand-flash.</text:p>
        </text:list-item>
        <text:list-item>
          <text:p text:style-name="P18">Роутер SG-17R/S, подключённый к компьютеру через консольный (RS-232) порт.</text:p>
        </text:list-item>
        <text:list-item>
          <text:p text:style-name="P18">Для прошивки через сеть (по протоколу tftp) потребуется компьютер, с запущенным на нём tftp-сервером.</text:p>
        </text:list-item>
      </text:list>
      <text:h text:style-name="P46" text:outline-level="2">Обновление прошивки через JTAG</text:h>
      <text:p text:style-name="Text_20_body">Процедура обновления состоит из следующих этапов:</text:p>
      <text:list xml:id="list35594516" text:style-name="L6">
        <text:list-item>
          <text:p text:style-name="P20">Получение прошивки в формате s19.</text:p>
          <text:p text:style-name="P16"><text:span text:style-name="T2">Необходимо предварительно получить образ загрузчика в формате, запускаемом из оперативной памяти. Д</text:span>ля этого следует исполнить команду:</text:p>
          <text:p text:style-name="P43"><text:line-break/> bin2mot.exe /3 /O0x80800000 nram.img nram.s19<text:line-break/><text:line-break/>Где «nram.img» — имя исходной прошивки для RAM, а «nram.s19» — имя прошивки в формате s19. Следует учесть то, что bin2mot.exe не понимает кириллических символов и имён длиннее 8-ми букв. Программа не запуститься даже если будет лежать в папке со слишком длинным именем.</text:p>
          <text:p text:style-name="P19"/>
        </text:list-item>
      </text:list>
      <text:list xml:id="list35573871" text:style-name="L7">
        <text:list-item>
          <text:p text:style-name="P21">Запуск OCD Commander. </text:p>
          <text:p text:style-name="P22">После установки программы следует выполнить следующие настройки: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arget processor</text:p>
          </table:table-cell>
          <table:table-cell table:style-name="Table3.B1" office:value-type="string">
            <text:p text:style-name="Table_20_Contents">MIPS, EJTAG 2.5, 32bit</text:p>
          </table:table-cell>
        </table:table-row>
        <table:table-row>
          <table:table-cell table:style-name="Table3.A2" office:value-type="string">
            <text:p text:style-name="Table_20_Contents">OCD interface device</text:p>
          </table:table-cell>
          <table:table-cell table:style-name="Table3.B2" office:value-type="string">
            <text:p text:style-name="Table_20_Contents">Wiggler</text:p>
          </table:table-cell>
        </table:table-row>
        <table:table-row>
          <table:table-cell table:style-name="Table3.A2" office:value-type="string">
            <text:p text:style-name="Table_20_Contents">Connection</text:p>
          </table:table-cell>
          <table:table-cell table:style-name="Table3.B2" office:value-type="string">
            <text:p text:style-name="Table_20_Contents">LPT1</text:p>
          </table:table-cell>
        </table:table-row>
      </table:table>
      <text:list xml:id="list35696607" text:continue-numbering="true" text:style-name="L7">
        <text:list-header>
          <text:p text:style-name="P17"/>
          <text:p text:style-name="P17">Последние 2 пункта соответствую использованию Wiggler-подобного JTAG-програм­матора. При использовании программатора иного типа следует применить настройки, соответствующие его работе. </text:p>
          <text:p text:style-name="P17">Если после установки программы и подключения компьютера через JTAG-интерфейс, необходимые опции отсутствуют в списке, следует переустановить программу, явно указав необходимость установки драйверов для LPT-порта. Также, следует проверить соответствие режима работы параллельного порта (устанавливается в меню BIOS компьютера) требованиям, предъявляемым программатором. </text:p>
          <text:p text:style-name="P17"/>
        </text:list-header>
        <text:list-item>
          <text:p text:style-name="P21">Инициализация оборудования при помощи OCD Commander. </text:p>
          <text:p text:style-name="P17">После включения роутера и запуска программы, нужно выполнить следующую после­<text:soft-page-break/>довательность команд:</text:p>
        </text:list-item>
      </text:list>
      <text:list xml:id="list35593158" text:style-name="L8">
        <text:list-item>
          <text:list>
            <text:list-item>
              <text:p text:style-name="P23">reset</text:p>
            </text:list-item>
            <text:list-item>
              <text:p text:style-name="P23">halt</text:p>
            </text:list-item>
            <text:list-item>
              <text:p text:style-name="P23">reset</text:p>
            </text:list-item>
            <text:list-item>
              <text:p text:style-name="P23">macro /и выбрать/ adm5120b.mac</text:p>
            </text:list-item>
          </text:list>
        </text:list-item>
      </text:list>
      <text:list xml:id="list35696619" text:continue-list="list35696607" text:style-name="L7">
        <text:list-header>
          <text:p text:style-name="P22">После этого устройство будет готово к записи прошивки в RAM.</text:p>
          <text:p text:style-name="P22"/>
        </text:list-header>
        <text:list-item>
          <text:p text:style-name="P21">Запись загрузчика в оперативную память и его запуск</text:p>
          <text:p text:style-name="P22">После выполнения предыдущего пункта, следует выполнить команды:</text:p>
        </text:list-item>
      </text:list>
      <text:list xml:id="list35582467" text:style-name="L9">
        <text:list-item>
          <text:list>
            <text:list-item>
              <text:p text:style-name="P24">open /и выбрать/ nram.s19 (имя образа загрузчика для запуска из RAM в формате s19)</text:p>
            </text:list-item>
            <text:list-item>
              <text:p text:style-name="P24">pc 80800000</text:p>
            </text:list-item>
            <text:list-item>
              <text:p text:style-name="P24">go</text:p>
            </text:list-item>
          </text:list>
        </text:list-item>
      </text:list>
      <text:list xml:id="list35715396" text:continue-list="list35696619" text:style-name="L7">
        <text:list-header>
          <text:p text:style-name="P17">После выполнения последней команды, через консольный порт можно видеть сообще­ния об успешном старте загрузчика.</text:p>
          <text:p text:style-name="P17"/>
        </text:list-header>
        <text:list-item>
          <text:p text:style-name="P22">Запись прошивки на флеш при помощи загрузчика, запущенного из RAM. </text:p>
          <text:p text:style-name="P17">После выполнения предыдущего пункта, следует - не дожидаясь попыток загрузчика запустить операционную систему с флешки - вызвать меню нажатием любой клавиши (см. п.4). </text:p>
          <text:p text:style-name="P17">Затем выбрать пункт Xmodem download =&gt; Update bootloader, после чего запустить по протоколу X-modem, из терминальной программы, передачу предназначенного к запи­си на nand-flash бинарника загрузчика.</text:p>
        </text:list-item>
      </text:list>
      <text:p text:style-name="P4"/>
      <text:p text:style-name="P4">Если устройство уже имеет работоспособный загрузчик, появляется возможность обновить прошивку стандартными средствами.</text:p>
      <text:h text:style-name="P46" text:outline-level="2">Обновление прошивки через консольный порт</text:h>
      <text:list xml:id="list35567940" text:style-name="L10">
        <text:list-item>
          <text:p text:style-name="P25">После запуска роутера следует не дожидаясь попыток загрузчика запустить операци­онную систему с флешки - вызвать меню нажатием любой клавиши (см. п. 4).</text:p>
        </text:list-item>
        <text:list-item>
          <text:p text:style-name="P28">Выбрать пункт Xmodem download, затем:</text:p>
          <text:list>
            <text:list-item>
              <text:p text:style-name="P28"><text:bookmark-start text:name="__DdeLink__304_216130526"/>Для обновления загрузчика выбрать пункт Update bootloader.</text:p>
            </text:list-item>
            <text:list-item>
              <text:p text:style-name="P28">Для обновления linux выбрать пункт Update system.<text:bookmark-end text:name="__DdeLink__304_216130526"/></text:p>
            </text:list-item>
          </text:list>
        </text:list-item>
        <text:list-item>
          <text:p text:style-name="P28">После чего из терминальной программы запустить передачу соответствующего бинар­ного файла по протоколу X-modem.</text:p>
        </text:list-item>
      </text:list>
      <text:p text:style-name="P7">Данный метод не рекомендуется для обновления linux, т. к. он займёт достаточно много вре­мени (примерно 40 минут для записи существующего варианта прошивки).</text:p>
      <text:h text:style-name="P46" text:outline-level="2"><text:soft-page-break/>Обновление прошивки через сеть</text:h>
      <text:list xml:id="list35711543" text:continue-list="list35567940" text:style-name="L10">
        <text:list-item text:start-value="1">
          <text:p text:style-name="P25">После запуска роутера следует не дожидаясь попыток загрузчика запустить операци­онную систему с флешки - вызвать меню нажатием любой клавиши (см. п. 4). Если роутер ещё не подключен к Ethernet с возможностью доступа к tftp-серверу, следует сделать это.</text:p>
        </text:list-item>
        <text:list-item>
          <text:p text:style-name="P25">Выбрать пункт Print boot params, дабы убедиться в том, что параметры сети выставле­ны правильно. Если это не так, следует задать корректные параметры выбрав пункт Set boot params.</text:p>
        </text:list-item>
        <text:list-item>
          <text:p text:style-name="P28">Выбрать пункт TFTP download. В консоль будут выведены следующие параметры:</text:p>
        </text:list-item>
      </text:list>
      <text:list xml:id="list35581318" text:style-name="L11">
        <text:list-item>
          <text:list>
            <text:list-item>
              <text:list>
                <text:list-item>
                  <text:p text:style-name="P30">Server IP — <text:bookmark-start text:name="__DdeLink__267_2161305261"/>IP-<text:bookmark-end text:name="__DdeLink__267_2161305261"/>адрес машины, на которой запущен TFTP-сервер.</text:p>
                </text:list-item>
                <text:list-item>
                  <text:p text:style-name="P30">Gateway IP — IP-адрес шлюза, если он требуется.</text:p>
                </text:list-item>
                <text:list-item>
                  <text:p text:style-name="P30">Remote bootloader name — имя файла загрузчика.</text:p>
                </text:list-item>
              </text:list>
            </text:list-item>
          </text:list>
        </text:list-item>
      </text:list>
      <text:list xml:id="list35568359" text:style-name="L12">
        <text:list-item>
          <text:list>
            <text:list-item>
              <text:list>
                <text:list-item>
                  <text:p text:style-name="P29">Remote linux name — имя прошивки linux.</text:p>
                </text:list-item>
              </text:list>
            </text:list-item>
          </text:list>
          <text:p text:style-name="P26">Необходимо убедиться в том, что эти параметры верны. Если требуется их изменение, следует воспользоваться пунктом Set parameters. После чего:</text:p>
          <text:list>
            <text:list-item>
              <text:p text:style-name="P29">Для обновления загрузчика выбрать пункт Update bootloader.</text:p>
            </text:list-item>
            <text:list-item>
              <text:p text:style-name="P29">Для обновления linux выбрать пункт Update system.</text:p>
            </text:list-item>
            <text:list-item>
              <text:p text:style-name="P29">Если хочется сразу обновить и то и другое, можно выбрать пункт Update all.</text:p>
            </text:list-item>
          </text:list>
        </text:list-item>
      </text:list>
      <text:list xml:id="list35714073" text:continue-list="list35581318" text:style-name="L11">
        <text:list-item text:start-value="4">
          <text:p text:style-name="P27">Вернуться в главное меню выбрав пункт Exit.</text:p>
        </text:list-item>
        <text:list-item>
          <text:p text:style-name="P27">Перезагрузить роутер выбрав пункт Reset. В случае успешной прошивки, после сбро­са, можно будет наблюдать процесс загрузки linux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Standard" style:class="text">
      <style:paragraph-properties fo:margin-top="0.423cm" fo:margin-bottom="0.106cm" fo:text-align="center" style:justify-single-word="false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ahoma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0T13:30:25</meta:creation-date>
    <meta:generator>OpenOffice.org/3.2$Win32 OpenOffice.org_project/320m12$Build-9483</meta:generator>
    <dc:date>2010-12-14T15:59:14.56</dc:date>
    <meta:editing-duration>PT16H56M26S</meta:editing-duration>
    <meta:editing-cycles>70</meta:editing-cycles>
    <dc:creator>AiSee </dc:creator>
    <meta:document-statistic meta:table-count="2" meta:image-count="0" meta:object-count="0" meta:page-count="6" meta:paragraph-count="144" meta:word-count="1448" meta:character-count="10891"/>
  </office:meta>
</office:document-meta>
</file>